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2" style:family="paragraph" style:parent-style-name="Heading_20_1" style:list-style-name="WWNum1">
      <style:paragraph-properties fo:margin-left="0.5in" fo:margin-right="0in" fo:text-indent="-0.25in" style:auto-text-indent="false" fo:break-before="auto" fo:break-after="auto"/>
    </style:style>
    <style:style style:name="P3" style:family="paragraph" style:parent-style-name="Heading_20_1" style:list-style-name="WWNum1" style:master-page-name="Standard">
      <style:paragraph-properties fo:margin-left="0.5in" fo:margin-right="0in" fo:text-indent="-0.25in" style:auto-text-indent="false" style:page-number="1" fo:break-before="auto" fo:break-after="auto"/>
    </style:style>
    <style:style style:name="T1" style:family="text">
      <style:text-properties fo:color="#ff0000" fo:font-size="13pt" style:font-size-asian="13pt" style:font-size-complex="13pt"/>
    </style:style>
    <style:style style:name="T2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86143150" text:style-name="WWNum1">
        <text:list-item>
          <text:p text:style-name="P3"><text:bookmark text:name="_gdlo9b92yjz6"/><text:span text:style-name="T1">Что такое обработчик прерывания? </text:span></text:p>
        </text:list-item>
      </text:list>
      <text:p text:style-name="P1">Программный код, которому процессор передает управление при возникновении прерывания.</text:p>
      <text:list xml:id="list20556263989191" text:continue-numbering="true" text:style-name="WWNum1">
        <text:list-item>
          <text:p text:style-name="P2"><text:bookmark text:name="_i022reykihjc"/><text:span text:style-name="T1">Что такое вектор прерывания?</text:span></text:p>
        </text:list-item>
      </text:list>
      <text:p text:style-name="P1">Адрес обработчика прерывания.</text:p>
      <text:list xml:id="list20556804155892" text:continue-numbering="true" text:style-name="WWNum1">
        <text:list-item>
          <text:p text:style-name="P2"><text:bookmark text:name="_ma40lw39ye5w"/><text:span text:style-name="T1">Где находится таблица векторов прерываний в реальном режиме работы х86?</text:span></text:p>
        </text:list-item>
      </text:list>
      <text:p text:style-name="P1">В первом килобайте ОЗУ, с адреса 0.</text:p>
      <text:list xml:id="list20556943229537" text:continue-numbering="true" text:style-name="WWNum1">
        <text:list-item>
          <text:p text:style-name="P2"><text:bookmark text:name="_2ms6ztlcw2xu"/><text:span text:style-name="T1">Какой регистр записывается в стек при срабатывании прерывания?</text:span></text:p>
        </text:list-item>
      </text:list>
      <text:p text:style-name="P1">FLAGS</text:p>
      <text:list xml:id="list20556192993769" text:continue-numbering="true" text:style-name="WWNum1">
        <text:list-item>
          <text:p text:style-name="P2"><text:bookmark text:name="_gdlik1m5by19"/><text:span text:style-name="T1">В какой стек записывается адрес возврата из обработчика прерывания?</text:span></text:p>
        </text:list-item>
      </text:list>
      <text:p text:style-name="P1">Стек программы, выполнявшейся в данный момент вызова прерывания.</text:p>
      <text:list xml:id="list20555910209584" text:continue-numbering="true" text:style-name="WWNum1">
        <text:list-item>
          <text:p text:style-name="P2"><text:bookmark text:name="_3z37spn5klzu"/><text:span text:style-name="T1">Какова разрядность процессора 80486?</text:span></text:p>
        </text:list-item>
      </text:list>
      <text:p text:style-name="P1">32</text:p>
      <text:list xml:id="list20556264733899" text:continue-numbering="true" text:style-name="WWNum1">
        <text:list-item>
          <text:p text:style-name="P2"><text:bookmark text:name="_4oad7bkevjvt"/><text:span text:style-name="T1">Какова разрядность процессоров х86 при работе в защищенном режиме?</text:span></text:p>
        </text:list-item>
      </text:list>
      <text:p text:style-name="P1">32</text:p>
      <text:list xml:id="list20555495612393" text:continue-numbering="true" text:style-name="WWNum1">
        <text:list-item>
          <text:p text:style-name="P2"><text:bookmark text:name="_p3i216k9k43z"/><text:span text:style-name="T1">Какой из перечисленных регистров доступен в процессорах х86?</text:span></text:p>
        </text:list-item>
      </text:list>
      <text:p text:style-name="P1">EDX</text:p>
      <text:list xml:id="list20556706463891" text:continue-numbering="true" text:style-name="WWNum1">
        <text:list-item>
          <text:p text:style-name="P2"><text:bookmark text:name="_8cmsbagf782s"/><text:span text:style-name="T1">Какой самый маленький регистр (или часть регистра) из перечисленных доступен в защищенном режиме?</text:span></text:p>
        </text:list-item>
      </text:list>
      <text:p text:style-name="P1">al</text:p>
      <text:list xml:id="list20556133574722" text:continue-numbering="true" text:style-name="WWNum1">
        <text:list-item>
          <text:p text:style-name="P2"><text:bookmark text:name="_gisq29333er1"/><text:span text:style-name="T1">Какая модель памяти является основной в современных ОС?</text:span></text:p>
        </text:list-item>
      </text:list>
      <text:p text:style-name="P1">страничная </text:p>
      <text:list xml:id="list20555386332599" text:continue-numbering="true" text:style-name="WWNum1">
        <text:list-item>
          <text:p text:style-name="P2"><text:bookmark text:name="_ovd0pw9hhmp"/><text:span text:style-name="T1"><text:s text:c="4"/>Какой уровень защиты самый привилегированный в х86?</text:span></text:p>
        </text:list-item>
      </text:list>
      <text:p text:style-name="P1">0</text:p>
      <text:list xml:id="list20556703350881" text:continue-numbering="true" text:style-name="WWNum1">
        <text:list-item>
          <text:p text:style-name="P2"><text:bookmark text:name="_8p5ue6fp48g"/><text:span text:style-name="T1">Какова разрядность шины адреса у процессора 80386?</text:span></text:p>
        </text:list-item>
      </text:list>
      <text:p text:style-name="P1">32</text:p>
      <text:list xml:id="list20555660252781" text:continue-numbering="true" text:style-name="WWNum1">
        <text:list-item>
          <text:p text:style-name="P2"><text:bookmark text:name="_jxb0jit00zs8"/><text:span text:style-name="T1">Для чего предназначен защитный режим?</text:span></text:p>
        </text:list-item>
      </text:list>
      <text:p text:style-name="P1"><text:soft-page-break/>Для поддержки многозадачности</text:p>
      <text:list xml:id="list20556777097464" text:continue-numbering="true" text:style-name="WWNum1">
        <text:list-item>
          <text:p text:style-name="P2"><text:bookmark text:name="_t8x0sgfitixj"/><text:span text:style-name="T1">Что такое порты ввода-вывода?</text:span></text:p>
        </text:list-item>
      </text:list>
      <text:p text:style-name="P1">Специальное адресное пространство для взаимодействия процессора с периферийными устройствами.</text:p>
      <text:list xml:id="list20555321206816" text:continue-numbering="true" text:style-name="WWNum1">
        <text:list-item>
          <text:p text:style-name="P2"><text:bookmark text:name="_khso9ujg1czu"/><text:span text:style-name="T1">Какого регистра нет в х86_64?</text:span></text:p>
        </text:list-item>
      </text:list>
      <text:p text:style-name="P1">RCS</text:p>
      <text:list xml:id="list20556758598854" text:continue-numbering="true" text:style-name="WWNum1">
        <text:list-item>
          <text:p text:style-name="P2"><text:bookmark text:name="_fmlrqbi2uhvs"/><text:span text:style-name="T1">Какой тип операций поддерживает математический сопроцессор? </text:span></text:p>
        </text:list-item>
      </text:list>
      <text:p text:style-name="P1">Трансцендентные</text:p>
      <text:list xml:id="list20555414050472" text:continue-numbering="true" text:style-name="WWNum1">
        <text:list-item>
          <text:p text:style-name="P2"><text:bookmark text:name="_zie85d3y7tp5"/><text:span text:style-name="T1">Какие значения из перечисленных не поддерживает математический сопроцессор?</text:span></text:p>
        </text:list-item>
      </text:list>
      <text:p text:style-name="P1">NULL</text:p>
      <text:list xml:id="list20556179659565" text:continue-numbering="true" text:style-name="WWNum1">
        <text:list-item>
          <text:p text:style-name="P2"><text:bookmark text:name="_kovbuigubszu"/><text:span text:style-name="T1">Какова разрядность регистров ММХ?</text:span></text:p>
        </text:list-item>
      </text:list>
      <text:p text:style-name="P1">64</text:p>
      <text:list xml:id="list20555745233677" text:continue-numbering="true" text:style-name="WWNum1">
        <text:list-item>
          <text:p text:style-name="P2"><text:bookmark text:name="_u9eepmwk8boy"/><text:span text:style-name="T1">Сколько 128-разрядных регистров может быть доступно командам SSE?</text:span></text:p>
        </text:list-item>
      </text:list>
      <text:p text:style-name="P1">8</text:p>
      <text:list xml:id="list20556885747274" text:continue-numbering="true" text:style-name="WWNum1">
        <text:list-item>
          <text:p text:style-name="P2"><text:bookmark text:name="_glebnvxerkly"/><text:span text:style-name="T1">Для чего нужно расширение AES?</text:span></text:p>
        </text:list-item>
      </text:list>
      <text:p text:style-name="P1">Для ускорения криптографических алгоритмов.</text:p>
      <text:p text:style-name="P1"/>
      <text:list xml:id="list20555142994264" text:continue-numbering="true" text:style-name="WWNum1">
        <text:list-item>
          <text:p text:style-name="P2"><text:bookmark text:name="_2qtiyonzwbvt"/><text:span text:style-name="T2">Сколько регистров входит в стек FPU?</text:span></text:p>
        </text:list-item>
      </text:list>
      <text:p text:style-name="P1">8</text:p>
      <text:list xml:id="list20556911189233" text:continue-numbering="true" text:style-name="WWNum1">
        <text:list-item>
          <text:p text:style-name="P2"><text:bookmark text:name="_hgp84vhw0wes"/><text:span text:style-name="T2">С какими регистрами объединены регистры MMX?</text:span></text:p>
        </text:list-item>
      </text:list>
      <text:p text:style-name="P1">FPU</text:p>
      <text:list xml:id="list20555057504404" text:continue-numbering="true" text:style-name="WWNum1">
        <text:list-item>
          <text:p text:style-name="P2"><text:bookmark text:name="_qgs3bfbs41i"/><text:span text:style-name="T2">Какая разрядность регистра SSE?</text:span></text:p>
        </text:list-item>
      </text:list>
      <text:p text:style-name="P1">128</text:p>
      <text:list xml:id="list20556861041302" text:continue-numbering="true" text:style-name="WWNum1">
        <text:list-item>
          <text:p text:style-name="P2"><text:bookmark text:name="_j8o5i7bo5gte"/><text:span text:style-name="T2">Для чего нужен файл подкачки?</text:span></text:p>
        </text:list-item>
      </text:list>
      <text:p text:style-name="P1">Для вытеснения на диск давно не использовавшихся страниц при нехватке ОЗУ</text:p>
      <text:list xml:id="list20555123554647" text:continue-numbering="true" text:style-name="WWNum1">
        <text:list-item>
          <text:p text:style-name="P2"><text:bookmark text:name="_omtph0aa25qs"/><text:span text:style-name="T2">Что такое TSS? </text:span></text:p>
        </text:list-item>
      </text:list>
      <text:p text:style-name="P1">Сегмент состояния задачи</text:p>
      <text:list xml:id="list20556190998633" text:continue-numbering="true" text:style-name="WWNum1">
        <text:list-item>
          <text:p text:style-name="P2"><text:bookmark text:name="_861wow2g0avj"/><text:soft-page-break/><text:span text:style-name="T2">Сколько байт в регистре 64-разрядных процессорах?</text:span></text:p>
        </text:list-item>
      </text:list>
      <text:p text:style-name="P1">8</text:p>
      <text:list xml:id="list20555584254146" text:continue-numbering="true" text:style-name="WWNum1">
        <text:list-item>
          <text:p text:style-name="P2"><text:bookmark text:name="_82rav3fbquuo"/><text:span text:style-name="T2">Где присутствуют регистры R8...R15?</text:span></text:p>
        </text:list-item>
      </text:list>
      <text:p text:style-name="P1">В 64-разрядных процессорах </text:p>
      <text:list xml:id="list20555600752336" text:continue-numbering="true" text:style-name="WWNum1">
        <text:list-item>
          <text:p text:style-name="P2"><text:bookmark text:name="_firdp69gc5lt"/><text:span text:style-name="T2">Какова разрядность регистров мат сопроцессора?</text:span></text:p>
        </text:list-item>
      </text:list>
      <text:p text:style-name="P1">80</text:p>
      <text:list xml:id="list20556206950367" text:continue-numbering="true" text:style-name="WWNum1">
        <text:list-item>
          <text:p text:style-name="P2"><text:bookmark text:name="_vz3b9773d9kb"/><text:span text:style-name="T2">На каком уровне защиты выполняются прикладные программы в защ режиме работы?</text:span></text:p>
        </text:list-item>
      </text:list>
      <text:p text:style-name="P1">3</text:p>
      <text:list xml:id="list20555815720060" text:continue-numbering="true" text:style-name="WWNum1">
        <text:list-item>
          <text:p text:style-name="P2"><text:bookmark text:name="_wh1qln3hgmbv"/><text:span text:style-name="T2"><text:s/>Какой из перечисленных регистров доступ в процессорах х86?</text:span></text:p>
        </text:list-item>
      </text:list>
      <text:p text:style-name="P1">EDX</text:p>
      <text:list xml:id="list20556194308705" text:continue-numbering="true" text:style-name="WWNum1">
        <text:list-item>
          <text:p text:style-name="P2"><text:bookmark text:name="_p85za3qhrlbe"/><text:span text:style-name="T2">Для чего нужна команда CPUID? </text:span></text:p>
        </text:list-item>
      </text:list>
      <text:p text:style-name="P1">Идентификации и определения возможностей процессор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2" meta:word-count="315" meta:character-count="2192" meta:non-whitespace-character-count="1959"/>
    <meta:generator>LibreOfficeDev/6.0.5.2$Linux_X86_64 LibreOffice_project/</meta:generator>
  </office:meta>
</office:document-meta>
</file>